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1">
      <style:paragraph-properties fo:line-height="150%">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Contents_20_Heading">
      <style:paragraph-properties fo:line-height="150%" fo:break-before="pag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text-properties fo:font-size="32pt" officeooo:rsid="000d15e5" officeooo:paragraph-rsid="000d15e5" style:font-size-asian="32pt" style:font-size-complex="32pt"/>
    </style:style>
    <style:style style:name="P7" style:family="paragraph" style:parent-style-name="Standard">
      <style:paragraph-properties fo:text-align="center" style:justify-single-word="false"/>
      <style:text-properties fo:font-size="20pt" fo:font-weight="bold" officeooo:rsid="000d15e5" officeooo:paragraph-rsid="000d15e5" style:font-size-asian="20pt" style:font-weight-asian="bold" style:font-size-complex="20pt" style:font-weight-complex="bold"/>
    </style:style>
    <style:style style:name="P8" style:family="paragraph" style:parent-style-name="Standard">
      <style:paragraph-properties fo:text-align="justify" style:justify-single-word="false"/>
      <style:text-properties fo:font-size="20pt" officeooo:rsid="000d15e5" officeooo:paragraph-rsid="000d15e5" style:font-size-asian="20pt" style:font-size-complex="20pt"/>
    </style:style>
    <style:style style:name="P9" style:family="paragraph" style:parent-style-name="Standard">
      <style:paragraph-properties fo:text-align="center" style:justify-single-word="false"/>
      <style:text-properties fo:font-size="20pt" officeooo:rsid="000d15e5" officeooo:paragraph-rsid="000d15e5" style:font-size-asian="20pt" style:font-size-complex="20pt"/>
    </style:style>
    <style:style style:name="P10" style:family="paragraph" style:parent-style-name="Standard">
      <style:paragraph-properties fo:text-align="justify" style:justify-single-word="false"/>
      <style:text-properties fo:font-size="12pt" fo:font-weight="bold" officeooo:rsid="000d15e5" officeooo:paragraph-rsid="000d15e5"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bold" officeooo:rsid="000dd3a7" officeooo:paragraph-rsid="000dd3a7"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officeooo:rsid="000d15e5" officeooo:paragraph-rsid="000d15e5" style:font-size-asian="12pt" style:font-size-complex="12pt"/>
    </style:style>
    <style:style style:name="P13" style:family="paragraph" style:parent-style-name="Standard">
      <style:paragraph-properties fo:line-height="150%" fo:text-align="start" style:justify-single-word="false"/>
      <style:text-properties fo:font-size="12pt" officeooo:rsid="000d15e5" officeooo:paragraph-rsid="000d15e5" style:font-size-asian="12pt" style:font-size-complex="12pt"/>
    </style:style>
    <style:style style:name="P14" style:family="paragraph" style:parent-style-name="Standard">
      <style:paragraph-properties fo:line-height="150%" fo:text-align="start" style:justify-single-word="false"/>
      <style:text-properties fo:font-size="12pt" officeooo:rsid="000dd3a7" officeooo:paragraph-rsid="000dd3a7" style:font-size-asian="12pt" style:font-size-complex="12pt"/>
    </style:style>
    <style:style style:name="P15" style:family="paragraph" style:parent-style-name="Standard">
      <style:paragraph-properties fo:text-align="justify" style:justify-single-word="false"/>
      <style:text-properties fo:font-size="12pt" officeooo:rsid="000dd3a7" officeooo:paragraph-rsid="000dd3a7" style:font-size-asian="12pt" style:font-size-complex="12pt"/>
    </style:style>
    <style:style style:name="P16" style:family="paragraph" style:parent-style-name="Standard">
      <style:paragraph-properties fo:text-align="justify" style:justify-single-word="false"/>
      <style:text-properties fo:font-size="12pt" officeooo:paragraph-rsid="000dd3a7" style:font-size-asian="12pt" style:font-size-complex="12pt"/>
    </style:style>
    <style:style style:name="P17" style:family="paragraph" style:parent-style-name="Standard">
      <style:paragraph-properties fo:text-align="justify" style:justify-single-word="false"/>
      <style:text-properties fo:font-size="12pt" officeooo:paragraph-rsid="000ebfca" style:font-size-asian="12pt" style:font-size-complex="12pt"/>
    </style:style>
    <style:style style:name="P18" style:family="paragraph" style:parent-style-name="Standard" style:list-style-name="L3">
      <style:paragraph-properties fo:text-align="justify" style:justify-single-word="false"/>
      <style:text-properties fo:font-size="12pt" officeooo:paragraph-rsid="000ebfca" style:font-size-asian="12pt" style:font-size-complex="12pt"/>
    </style:style>
    <style:style style:name="P19" style:family="paragraph" style:parent-style-name="Standard">
      <style:paragraph-properties fo:text-align="justify" style:justify-single-word="false"/>
      <style:text-properties fo:font-size="12pt" officeooo:paragraph-rsid="000f57fd" style:font-size-asian="12pt" style:font-size-complex="12pt"/>
    </style:style>
    <style:style style:name="P20" style:family="paragraph" style:parent-style-name="Standard">
      <style:paragraph-properties fo:text-align="justify" style:justify-single-word="false"/>
      <style:text-properties fo:font-size="12pt" officeooo:paragraph-rsid="0012f23f" style:font-size-asian="12pt" style:font-size-complex="12pt"/>
    </style:style>
    <style:style style:name="P21" style:family="paragraph" style:parent-style-name="Standard" style:list-style-name="L3">
      <style:paragraph-properties fo:text-align="justify" style:justify-single-word="false"/>
      <style:text-properties fo:font-size="12pt" officeooo:rsid="000ebfca" officeooo:paragraph-rsid="000ebfca" style:font-size-asian="12pt" style:font-size-complex="12pt"/>
    </style:style>
    <style:style style:name="P22" style:family="paragraph" style:parent-style-name="Standard" style:list-style-name="L3">
      <style:paragraph-properties fo:text-align="justify" style:justify-single-word="false"/>
      <style:text-properties fo:font-size="12pt" officeooo:rsid="000ebfca" officeooo:paragraph-rsid="0012d2e3" style:font-size-asian="12pt" style:font-size-complex="12pt"/>
    </style:style>
    <style:style style:name="P23" style:family="paragraph" style:parent-style-name="Standard">
      <style:paragraph-properties fo:text-align="justify" style:justify-single-word="false"/>
      <style:text-properties fo:font-size="12pt" officeooo:rsid="000ebfca" officeooo:paragraph-rsid="000ebfca" style:font-size-asian="12pt" style:font-size-complex="12pt"/>
    </style:style>
    <style:style style:name="P24" style:family="paragraph" style:parent-style-name="Standard" style:list-style-name="L3">
      <style:paragraph-properties fo:text-align="justify" style:justify-single-word="false"/>
      <style:text-properties fo:font-size="12pt" officeooo:rsid="00144fa0" officeooo:paragraph-rsid="00144fa0" style:font-size-asian="12pt" style:font-size-complex="12pt"/>
    </style:style>
    <style:style style:name="P25" style:family="paragraph" style:parent-style-name="Standard">
      <style:paragraph-properties fo:text-align="justify" style:justify-single-word="false"/>
      <style:text-properties fo:font-size="12pt" officeooo:rsid="00144fa0" officeooo:paragraph-rsid="00144fa0" style:font-size-asian="12pt" style:font-size-complex="12pt"/>
    </style:style>
    <style:style style:name="P26" style:family="paragraph" style:parent-style-name="Standard">
      <style:paragraph-properties fo:text-align="justify" style:justify-single-word="false"/>
      <style:text-properties fo:font-size="12pt" officeooo:rsid="000f57fd" officeooo:paragraph-rsid="000f57fd" style:font-size-asian="12pt" style:font-size-complex="12pt"/>
    </style:style>
    <style:style style:name="P27" style:family="paragraph" style:parent-style-name="Standard">
      <style:paragraph-properties fo:text-align="justify" style:justify-single-word="false"/>
      <style:text-properties fo:font-size="12pt" officeooo:rsid="0012f23f" officeooo:paragraph-rsid="0012f23f" style:font-size-asian="12pt" style:font-size-complex="12pt"/>
    </style:style>
    <style:style style:name="P28" style:family="paragraph" style:parent-style-name="Standard">
      <style:paragraph-properties fo:text-align="justify" style:justify-single-word="false"/>
      <style:text-properties fo:font-size="12pt" fo:font-style="italic" fo:font-weight="bold" officeooo:rsid="000ebfca" officeooo:paragraph-rsid="000ebfca" style:font-size-asian="12pt" style:font-style-asian="italic" style:font-weight-asian="bold" style:font-size-complex="12pt" style:font-style-complex="italic" style:font-weight-complex="bold"/>
    </style:style>
    <style:style style:name="P29" style:family="paragraph" style:parent-style-name="Standard">
      <style:paragraph-properties fo:text-align="justify" style:justify-single-word="false"/>
      <style:text-properties fo:font-size="12pt" fo:font-style="italic" fo:font-weight="bold" officeooo:rsid="0012f23f" officeooo:paragraph-rsid="0012f23f" style:font-size-asian="12pt" style:font-style-asian="italic" style:font-weight-asian="bold" style:font-size-complex="12pt" style:font-style-complex="italic" style:font-weight-complex="bold"/>
    </style:style>
    <style:style style:name="P30" style:family="paragraph" style:parent-style-name="Standard">
      <style:paragraph-properties fo:text-align="justify" style:justify-single-word="false"/>
      <style:text-properties fo:font-size="12pt" fo:font-style="italic" fo:font-weight="bold" officeooo:rsid="0010dfa4" officeooo:paragraph-rsid="0010dfa4" style:font-size-asian="12pt" style:font-style-asian="italic" style:font-weight-asian="bold" style:font-size-complex="12pt" style:font-style-complex="italic" style:font-weight-complex="bold"/>
    </style:style>
    <style:style style:name="P31" style:family="paragraph" style:parent-style-name="Standard">
      <style:paragraph-properties fo:text-align="justify" style:justify-single-word="false"/>
      <style:text-properties fo:font-size="12pt" fo:font-style="italic" fo:font-weight="bold" officeooo:rsid="00144fa0" officeooo:paragraph-rsid="00144fa0" style:font-size-asian="12pt" style:font-style-asian="italic" style:font-weight-asian="bold" style:font-size-complex="12pt" style:font-style-complex="italic" style:font-weight-complex="bold"/>
    </style:style>
    <style:style style:name="P32" style:family="paragraph" style:parent-style-name="Standard">
      <style:paragraph-properties fo:text-align="justify" style:justify-single-word="false"/>
      <style:text-properties fo:font-size="12pt" fo:font-style="italic" fo:font-weight="bold" officeooo:rsid="0015986e" officeooo:paragraph-rsid="0015986e" style:font-size-asian="12pt" style:font-style-asian="italic" style:font-weight-asian="bold" style:font-size-complex="12pt" style:font-style-complex="italic" style:font-weight-complex="bold"/>
    </style:style>
    <style:style style:name="P33" style:family="paragraph" style:parent-style-name="Standard">
      <style:paragraph-properties fo:text-align="justify" style:justify-single-word="false"/>
      <style:text-properties fo:font-size="12pt" fo:font-style="italic" fo:font-weight="normal" officeooo:rsid="000fb2ff" officeooo:paragraph-rsid="000fb2ff"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justify" style:justify-single-word="false"/>
      <style:text-properties fo:font-size="12pt" fo:font-style="italic" fo:font-weight="normal" officeooo:rsid="0017e513" officeooo:paragraph-rsid="0017e513"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text-properties fo:font-size="12pt" fo:font-style="italic" fo:font-weight="normal" officeooo:rsid="00190fcc" officeooo:paragraph-rsid="00190fcc"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justify" style:justify-single-word="false"/>
      <style:text-properties fo:font-size="12pt" fo:font-style="italic" officeooo:rsid="000fb2ff" officeooo:paragraph-rsid="000fb2ff" style:font-size-asian="12pt" style:font-style-asian="italic" style:font-size-complex="12pt" style:font-style-complex="italic"/>
    </style:style>
    <style:style style:name="P37" style:family="paragraph" style:parent-style-name="Standard">
      <style:paragraph-properties fo:text-align="justify" style:justify-single-word="false"/>
      <style:text-properties fo:font-size="12pt" fo:font-style="normal" officeooo:rsid="000fb2ff" officeooo:paragraph-rsid="000fb2ff" style:font-size-asian="12pt" style:font-style-asian="normal" style:font-size-complex="12pt" style:font-style-complex="normal"/>
    </style:style>
    <style:style style:name="P38" style:family="paragraph" style:parent-style-name="Standard">
      <style:paragraph-properties fo:text-align="justify" style:justify-single-word="false"/>
      <style:text-properties fo:font-size="12pt" fo:font-style="normal" officeooo:rsid="0010dfa4" officeooo:paragraph-rsid="0010dfa4" style:font-size-asian="12pt" style:font-style-asian="normal" style:font-size-complex="12pt" style:font-style-complex="normal"/>
    </style:style>
    <style:style style:name="P39" style:family="paragraph" style:parent-style-name="Standard">
      <style:paragraph-properties fo:text-align="justify" style:justify-single-word="false"/>
      <style:text-properties fo:font-size="12pt" fo:font-style="normal" fo:font-weight="normal" officeooo:rsid="0012d2e3" officeooo:paragraph-rsid="0012f23f"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font-style="normal" fo:font-weight="normal" officeooo:rsid="00144fa0" officeooo:paragraph-rsid="00144fa0"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normal" fo:font-weight="normal" officeooo:rsid="0017bd50" officeooo:paragraph-rsid="0017bd50"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fo:font-weight="normal" officeooo:rsid="0017e513" officeooo:paragraph-rsid="0017e51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font-style="normal" fo:font-weight="normal" officeooo:rsid="00190fcc" officeooo:paragraph-rsid="00190fcc"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fo:font-weight="normal" officeooo:rsid="001b82d7" officeooo:paragraph-rsid="001b82d7" style:font-size-asian="10.5pt" style:font-style-asian="normal" style:font-weight-asian="normal" style:font-size-complex="12pt" style:font-style-complex="normal" style:font-weight-complex="normal"/>
    </style:style>
    <style:style style:name="P45" style:family="paragraph" style:parent-style-name="Standard" style:list-style-name="L4">
      <style:paragraph-properties fo:text-align="justify" style:justify-single-word="false"/>
      <style:text-properties fo:font-size="12pt" fo:font-style="normal" fo:font-weight="normal" officeooo:rsid="001b82d7" officeooo:paragraph-rsid="001b82d7" style:font-size-asian="10.5pt" style:font-style-asian="normal" style:font-weight-asian="normal" style:font-size-complex="12pt" style:font-style-complex="normal" style:font-weight-complex="normal"/>
    </style:style>
    <style:style style:name="P46" style:family="paragraph" style:parent-style-name="Standard" style:list-style-name="L4">
      <style:paragraph-properties fo:text-align="justify" style:justify-single-word="false"/>
      <style:text-properties fo:font-size="12pt" fo:font-style="normal" fo:font-weight="normal" officeooo:rsid="001c8cd6" officeooo:paragraph-rsid="001c8cd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size="12pt" fo:font-style="normal" fo:font-weight="normal" officeooo:rsid="001c8cd6" officeooo:paragraph-rsid="001c8cd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size="12pt" fo:font-style="normal" fo:font-weight="bold" officeooo:rsid="001c8cd6" officeooo:paragraph-rsid="001c8cd6" style:font-size-asian="10.5pt" style:font-style-asian="normal" style:font-weight-asian="bold" style:font-size-complex="12pt" style:font-style-complex="normal" style:font-weight-complex="bold"/>
    </style:style>
    <style:style style:name="P49" style:family="paragraph" style:parent-style-name="Standard">
      <style:paragraph-properties fo:line-height="150%" fo:text-align="start" style:justify-single-word="false"/>
      <style:text-properties fo:font-size="12pt" fo:font-weight="normal" officeooo:rsid="000dd3a7" officeooo:paragraph-rsid="001a5396"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1e6013" officeooo:paragraph-rsid="000d15e5"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4pt" fo:font-style="normal" fo:font-weight="bold" officeooo:rsid="0017e513" officeooo:paragraph-rsid="0017e513" style:font-size-asian="12.25pt" style:font-style-asian="normal" style:font-weight-asian="bold" style:font-size-complex="14pt" style:font-style-complex="normal" style:font-weight-complex="bold"/>
    </style:style>
    <style:style style:name="P52" style:family="paragraph" style:parent-style-name="Standard">
      <style:paragraph-properties fo:text-align="justify" style:justify-single-word="false"/>
      <style:text-properties fo:font-size="14pt" fo:font-style="normal" fo:font-weight="bold" officeooo:rsid="001a5396" officeooo:paragraph-rsid="001a5396" style:font-size-asian="12.25pt" style:font-style-asian="normal" style:font-weight-asian="bold" style:font-size-complex="14pt" style:font-style-complex="normal" style:font-weight-complex="bold"/>
    </style:style>
    <style:style style:name="P53" style:family="paragraph" style:parent-style-name="Standard">
      <style:paragraph-properties fo:text-align="justify" style:justify-single-word="false"/>
      <style:text-properties fo:font-size="14pt" fo:font-style="normal" fo:font-weight="bold" officeooo:rsid="001c8cd6" officeooo:paragraph-rsid="001c8cd6" style:font-size-asian="14pt" style:font-style-asian="normal" style:font-weight-asian="bold" style:font-size-complex="14pt" style:font-style-complex="normal" style:font-weight-complex="bold"/>
    </style:style>
    <style:style style:name="P54" style:family="paragraph" style:parent-style-name="Standard">
      <style:paragraph-properties fo:text-align="justify" style:justify-single-word="false"/>
      <style:text-properties fo:font-size="14pt" fo:font-style="normal" fo:font-weight="normal" officeooo:rsid="0017e513" officeooo:paragraph-rsid="0017e513"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justify" style:justify-single-word="false"/>
      <style:text-properties fo:font-size="14pt" fo:font-weight="bold" officeooo:rsid="000dd3a7" officeooo:paragraph-rsid="000dd3a7" style:font-size-asian="14pt" style:font-weight-asian="bold" style:font-size-complex="14pt" style:font-weight-complex="bold"/>
    </style:style>
    <style:style style:name="P56" style:family="paragraph" style:parent-style-name="Standard">
      <style:paragraph-properties fo:text-align="justify" style:justify-single-word="false" fo:break-before="page"/>
      <style:text-properties fo:font-size="12pt" fo:font-weight="bold" officeooo:rsid="000d15e5" officeooo:paragraph-rsid="000d15e5" style:font-size-asian="12pt" style:font-weight-asian="bold" style:font-size-complex="12pt" style:font-weight-complex="bold"/>
    </style:style>
    <style:style style:name="P57" style:family="paragraph" style:parent-style-name="Standard">
      <style:paragraph-properties fo:text-align="justify" style:justify-single-word="false" fo:break-before="page"/>
      <style:text-properties fo:font-size="14pt" fo:font-style="normal" fo:font-weight="bold" officeooo:rsid="001a5396" officeooo:paragraph-rsid="001a5396" style:font-size-asian="12.25pt" style:font-style-asian="normal" style:font-weight-asian="bold" style:font-size-complex="14pt" style:font-style-complex="normal" style:font-weight-complex="bold"/>
    </style:style>
    <style:style style:name="P58" style:family="paragraph" style:parent-style-name="Standard">
      <style:paragraph-properties fo:text-align="justify" style:justify-single-word="false" fo:break-before="page"/>
      <style:text-properties fo:font-size="14pt" fo:font-weight="bold" officeooo:rsid="000dd3a7" officeooo:paragraph-rsid="000dd3a7" style:font-size-asian="14pt" style:font-weight-asian="bold" style:font-size-complex="14pt" style:font-weight-complex="bold"/>
    </style:style>
    <style:style style:name="T1" style:family="text">
      <style:text-properties officeooo:rsid="000dd3a7"/>
    </style:style>
    <style:style style:name="T2" style:family="text">
      <style:text-properties officeooo:rsid="000ebfca"/>
    </style:style>
    <style:style style:name="T3" style:family="text">
      <style:text-properties officeooo:rsid="0012f23f"/>
    </style:style>
    <style:style style:name="T4" style:family="text">
      <style:text-properties fo:font-weight="normal" style:font-weight-asian="normal" style:font-weight-complex="normal"/>
    </style:style>
    <style:style style:name="T5" style:family="text">
      <style:text-properties fo:font-weight="normal" officeooo:rsid="000dd3a7" style:font-weight-asian="normal" style:font-weight-complex="normal"/>
    </style:style>
    <style:style style:name="T6" style:family="text">
      <style:text-properties fo:font-weight="normal" officeooo:rsid="000ebfca" style:font-weight-asian="normal" style:font-weight-complex="normal"/>
    </style:style>
    <style:style style:name="T7" style:family="text">
      <style:text-properties fo:font-weight="normal" officeooo:rsid="000f57fd" style:font-weight-asian="normal" style:font-weight-complex="normal"/>
    </style:style>
    <style:style style:name="T8" style:family="text">
      <style:text-properties fo:font-weight="normal" officeooo:rsid="000fb2ff" style:font-weight-asian="normal" style:font-weight-complex="normal"/>
    </style:style>
    <style:style style:name="T9" style:family="text">
      <style:text-properties fo:font-weight="normal" officeooo:rsid="0010dfa4" style:font-weight-asian="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2f23f" style:font-style-asian="normal" style:font-weight-asian="normal" style:font-style-complex="normal" style:font-weight-complex="normal"/>
    </style:style>
    <style:style style:name="T12" style:family="text">
      <style:text-properties officeooo:rsid="0015986e"/>
    </style:style>
    <style:style style:name="T13" style:family="text">
      <style:text-properties officeooo:rsid="0017e513"/>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officeooo:rsid="00190fcc"/>
    </style:style>
    <style:style style:name="T17" style:family="text">
      <style:text-properties officeooo:rsid="001e601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Università degli Studi di Palermo</text:p>
      <text:p text:style-name="P9">Anno accademico 2019/2020</text:p>
      <text:p text:style-name="P9">Progetto finale di Sistemi Embedded</text:p>
      <text:p text:style-name="P9">Docente: Prof. Daniele Peri</text:p>
      <text:p text:style-name="P9"/>
      <text:p text:style-name="P8"/>
      <text:p text:style-name="P8"/>
      <text:p text:style-name="P8"/>
      <text:p text:style-name="P8"/>
      <text:p text:style-name="P8"/>
      <text:p text:style-name="P6">The Maze</text:p>
      <text:p text:style-name="P6">Relazione di Progetto</text:p>
      <text:p text:style-name="P6"/>
      <text:p text:style-name="P8"/>
      <text:p text:style-name="P8"/>
      <text:p text:style-name="P8"/>
      <text:p text:style-name="P8"/>
      <text:p text:style-name="P8"/>
      <text:p text:style-name="P8"/>
      <text:p text:style-name="P8">Studenti:</text:p>
      <text:p text:style-name="P8">Maria Pittari</text:p>
      <text:p text:style-name="P8">Rachele Lucchese</text:p>
      <text:p text:style-name="P8"/>
      <text:p text:style-name="P12"/>
      <text:p text:style-name="P12"/>
      <text:p text:style-name="P12"/>
      <text:p text:style-name="P10"/>
      <text:p text:style-name="P10"/>
      <text:table-of-content text:style-name="Sect1" text:name="Table of Contents1">
        <text:table-of-content-source text:outline-level="10">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Indice dei contenuti</text:p>
          </text:index-title>
          <text:p text:style-name="P2">Introduzione<text:tab/>3</text:p>
          <text:p text:style-name="P2">Funzionalità<text:tab/>3</text:p>
          <text:p text:style-name="P2">Ottimizzazione del codice<text:tab/>6</text:p>
          <text:p text:style-name="P2">Istruzioni per il gioco<text:tab/>6</text:p>
          <text:p text:style-name="P2">Componenti hardware<text:tab/>7</text:p>
          <text:p text:style-name="P2">Conclusioni<text:tab/>7</text:p>
        </text:index-body>
      </text:table-of-content>
      <text:p text:style-name="P50"/>
      <text:p text:style-name="P58"><text:toc-mark-start text:id="IMark105553179967240" text:outline-level="1"/>Introduzione<text:toc-mark-end text:id="IMark105553179967240"/></text:p>
      <text:p text:style-name="P11"/>
      <text:p text:style-name="P16"><text:span text:style-name="T5">The Maze è un progetto realizzato come esame finale della materia “Sistemi Embedded” e consiste in un gioco interattivo. Tale gioco è stato scritto in linguaggio FORTH ed è pensato per essere eseguito sull’interprete pijFORTHos versione 0.1.8-se-20190126, caricato su un RaspberryPi 3B+.</text:span></text:p>
      <text:p text:style-name="P15"><text:span text:style-name="T4">Il gioco prevede la creazione di un labirinto con un punto di partenza e un punto di fine. Scopo del gioco è riuscire ad arrivare all’uscita del labirinto.</text:span></text:p>
      <text:p text:style-name="P15"><text:span text:style-name="T4"/></text:p>
      <text:p text:style-name="P55"><text:toc-mark-start text:id="IMark105553179967160" text:outline-level="1"/>Funzionalità<text:toc-mark-end text:id="IMark105553179967160"/></text:p>
      <text:p text:style-name="P11"/>
      <text:p text:style-name="P17"><text:span text:style-name="T6">Il progetto prevede l’implementazione delle seguenti funzionalità:</text:span></text:p>
      <text:p text:style-name="P17"><text:span text:style-name="T6"/></text:p>
      <text:list xml:id="list2848365088" text:style-name="L3">
        <text:list-item>
          <text:p text:style-name="P18"><text:span text:style-name="T6">configurazione dei registri del Raspberry necessari</text:span></text:p>
        </text:list-item>
        <text:list-item>
          <text:p text:style-name="P21"><text:span text:style-name="T4">scrittura a video di caratteri</text:span></text:p>
        </text:list-item>
        <text:list-item>
          <text:p text:style-name="P24"><text:span text:style-name="T4">creazione dell’ambiente di gioco</text:span></text:p>
        </text:list-item>
        <text:list-item>
          <text:p text:style-name="P22"><text:span text:style-name="T4">gestione degli input dei pulsanti</text:span></text:p>
        </text:list-item>
        <text:list-item>
          <text:p text:style-name="P21"><text:span text:style-name="T4">logica del gioco</text:span></text:p>
        </text:list-item>
      </text:list>
      <text:p text:style-name="P23"><text:span text:style-name="T4"/></text:p>
      <text:p text:style-name="P23"><text:span text:style-name="T4">Vediamo in dettaglio come sono realizzate.</text:span></text:p>
      <text:p text:style-name="P23"><text:span text:style-name="T4"/></text:p>
      <text:p text:style-name="P28">Configurazione dei registri</text:p>
      <text:p text:style-name="P28"/>
      <text:p text:style-name="P33">Resistori interni</text:p>
      <text:p text:style-name="P23"><text:span text:style-name="T4"/></text:p>
      <text:p text:style-name="P23"><text:span text:style-name="T4">La configurazione dei registri riguarda innanzitutto l’attivazione dei resistori interni collegati ad ogni porta GPIO del Raspberry.</text:span></text:p>
      <text:p text:style-name="P23"><text:span text:style-name="T4">Infatti nel leggere i valori di tali porte potremmo trovarci in una condizione cosiddetta di “floating” : il suo stato non è chiaramente definito in quanto, nonostante non dovrebbe ricevere tensione, rileva delle onde elettromagnetiche anche minime da qualsiasi dispositivo presente dall’ambiente. L’attivazione dei resistori interni di Pull-up o Pull-down permette di rendere sempre il valore logico letto sulla GPIO pari o a 0 o a 1, evitando dunque di </text:span><text:span text:style-name="T7">avere letture spurie. Nel caso si voglia una configurazione Pull-up, il pin avrà uno stato logico sempre pari <text:s/>ad 1, <text:s/>mentre sarà portato a 0 solo quando viene attivata la connessione elettrica. Al contrario nella configurazione Pull-down il pin avrà uno stato logico sempre pari a 0, mentre quando la corrente fluisce verso la massa il suo valore sarà portato ad 1.</text:span></text:p>
      <text:p text:style-name="P23"><text:span text:style-name="T7"/></text:p>
      <text:p text:style-name="P26"><text:span text:style-name="T4">Nel Raspberry è possibile impostare ciascuna GPIO in una delle due configurazioni, in modo tale da avere delle resistenze interne. Ciò dunque è necessario quando si deve leggere il valore presente su tali porte, ovvero quando una porta è di input, poiché ciò significa comportarsi come un’antenna se non sono presenti resistori interni o esterni.</text:span></text:p>
      <text:p text:style-name="P26"><text:span text:style-name="T4"/></text:p>
      <text:p text:style-name="P26"><text:span text:style-name="T4">E’ stato dunque necessario impostare un resistore per le porte impostate come input, ovvero quelle relative ad i pulsanti, per ottenere sempre un valore logico chiaramente definito. Nel nostro caso è stata scelta una configurazione Pull-down. </text:span></text:p>
      <text:p text:style-name="P19"><text:span text:style-name="T7">Per far questo si può intervenire sui registri GPPUD e GPPUDCLK0/1, con un procedimento illustrato nella documentazione “BCM2837 ARM Peripherals” a pagina 101. In tale sezione è illustrato un procedimento che prevede innanzitutto di selezionare il segnale di controllo desiderato scrivendo sui primi due bit del registro GPPUD e, dopo aver atteso 150 cicli, scrivere i registri GPPUDCLK</text:span><text:span text:style-name="T8">0/1</text:span><text:span text:style-name="T7"> </text:span><text:span text:style-name="T8">per attivare il segnale di controllo nelle porte desiderate. Ciò viene effettuato impostando i bit n-esimi di tali registri a 1 per inviare il clock alla porta n-esima. Successivamente </text:span><text:soft-page-break/><text:span text:style-name="T8">si attendono 150 cicli per fare in modo che i cambiamenti abbiano effetto e poi si rimuovono il segnale di controllo dal registro GPPUD e il clock dal registro GPPUDCLK0/1.</text:span></text:p>
      <text:p text:style-name="P36"><text:span text:style-name="T4">Porte di input</text:span></text:p>
      <text:p text:style-name="P36"><text:span text:style-name="T4"/></text:p>
      <text:p text:style-name="P37"><text:span text:style-name="T4">Per assicurarsi che le porte cui sono collegati i pulsanti siano porte di input è necessario scrivere i registri GPFSELn. Tali registri <text:s/>permettono di selezionare la funzionalità di ciascuna porta GPIO, che oltre ad essere di Input o di Output può avere altre funzioni alternative.</text:span></text:p>
      <text:p text:style-name="P37"><text:span text:style-name="T4">Ciascun registro GPFSELn permette di impostare la funzionalità di 10 porte, e a ciascuna di queste sono assegnati 3 bit. Dalle diverse combinazioni di questi 3 bit è po</text:span><text:span text:style-name="T9">ssibile ottenere funzionalità diverse per la porta GPIO.</text:span></text:p>
      <text:p text:style-name="P37"><text:span text:style-name="T9"/></text:p>
      <text:p text:style-name="P38"><text:span text:style-name="T4">Nel nostro caso era necessario avere delle porte di input e tale funzionalità corrisponde alla sequenza di bit “000”. Dunque è stato necessario, a partire dal numero della porta, ricavare il registro GPFSELn e l’offset da questo che per ottenere l’indirizzo dei 3 bit da impostare. In seguito è stata quindi inserita la funzionalità di input per le porte GPIO connesse ai pulsanti, mentre sono state lasciate invariate le funzionalità delle altre porte GPIO.</text:span></text:p>
      <text:p text:style-name="P38"><text:span text:style-name="T4"/></text:p>
      <text:p text:style-name="P29">Scrittura di caratteri a video</text:p>
      <text:p text:style-name="P30"/>
      <text:p text:style-name="P39">La <text:span text:style-name="T3">scrittura dei caratteri a video è stata effettuata creando un font in cui ciascuna forma di carattere viene rappresentato con una matrice 8x8 binaria. Tali forme vengono salvate in una entry del dizionario, tale da avere un campo dati abbastanza grande da contenere l’intero insieme di caratteri. Per poter accedere alle diverse forme viene salvato in una variabile il primo indirizzo dei caratteri, mentre ciascun carattere viene indicizzato con il carattere ASCII corrispondente, e tale valore costituisce l’offset a partire dall’indirizzo base in cui si trova la forma del carattere specificato.</text:span></text:p>
      <text:p text:style-name="P39"/>
      <text:p text:style-name="P39"><text:span text:style-name="T3">In questo modo è possibile accedere ai diversi caratteri, tuttavia essendo una forma composta da 8 byte, viene salvata in memoria in due locazioni consecutive come due valori a 4 byte. Per essere in grado di accedere all’intera forma è necessario dunque ricavare a partire dall’indirizzo base e dall’offset due valori di 4 byte consecutivi.</text:span></text:p>
      <text:p text:style-name="P39"/>
      <text:p text:style-name="P20"><text:span text:style-name="T11">Una volta effettuata tale operazione, viene definito un mapping fra valori binari e colori: ai bit pari a 0 deve essere assegnato un colore uguale al colore di background delle scritte, mentre ai bit pari a 1 deve essere assegnato il colore con cui vogliono essere scritte le lettere.</text:span></text:p>
      <text:p text:style-name="P20"><text:span text:style-name="T11"/></text:p>
      <text:p text:style-name="P27"><text:span text:style-name="T10">Una volta definiti il font, la modalità per accedere ai caratteri e il mapping, si è costruito un codice in grado di scrivere la matrice 8x8 a partire da due indici di riga e colonna specificati. In particolare tale operazione viene fatta considerando un valore a 32 bit alla volta, scrivendo quindi innanzitutto le prime 4 righe della matrice, <text:s/>bit per bit, attraverso il mapping specificato, e poi allo stesso modo le altre 4 righe.</text:span></text:p>
      <text:p text:style-name="P27"><text:span text:style-name="T10"/></text:p>
      <text:p text:style-name="P25"><text:span text:style-name="T10">Infine, definiti i diversi caratteri, è possibile specificare una parola che scriva una stringa formata da più caratteri in una posizione specifica dello schermo.</text:span></text:p>
      <text:p text:style-name="P25"><text:span text:style-name="T10"/></text:p>
      <text:p text:style-name="P31">Creazione dell’ambiente di gioco</text:p>
      <text:p text:style-name="P31"/>
      <text:p text:style-name="P40">L’ambiente di gioco viene creato definendo innanzitutto l’insieme di colori necessari alla grafica dello stesso. In seguito viene realizzato l’insieme delle strutture necessarie a partire da due parole base che permettono di disegnare una riga e una colonna dati indici di inizio e di fine, attraverso <text:soft-page-break/>l’uso di una parola ausiliaria che consente di trovare l’indirizzo corrispondente a una coppia di coordinate a partire dall’indirizzo di partenza del frame buffer.</text:p>
      <text:p text:style-name="P40"/>
      <text:p text:style-name="P40">Dunque è possibile utilizzare tali parole per creare lo sfondo del gioco, la struttura del labirinto compresi i bordi, delle caselle che conterranno il logo e informazioni sul gioco e infine un pedice che specifica anno e contesto del progetto.</text:p>
      <text:p text:style-name="P40"/>
      <text:p text:style-name="P40">Definite sia la struttura sia la scrittura di caratteri può essere inizializzato l’ambiente di gioco con un’unica parola che mette insieme le due funzionalità appena descritte.</text:p>
      <text:p text:style-name="P40"/>
      <text:p text:style-name="P31">Gestione degli input dei pulsanti</text:p>
      <text:p text:style-name="P31"/>
      <text:p text:style-name="P40">I diversi pulsanti vengono gestiti utilizzando un insieme di cicli. Con un primo ciclo possiamo attivare il gioco finché non viene premuto il pulsante di fine, e all’interno di questo gestiamo un ciclo per ciascun pulsante di spostamento. Tali cicli permettono di disegnare il percorso seguito per uscire dal labirinto ed inoltre, come si vedrà in seguito, contengono di fatto l’implementazione della logica del gioco.</text:p>
      <text:p text:style-name="P40"/>
      <text:p text:style-name="P40">Il rilevamento degli input dei pulsanti viene effettuato leggendo il valore del registro GPLEV0. In tale registro infatti l’n-esimo bit indica valore logico della n-esima porta GPIO. Poiché come si è visto nella nostra implementazione i pulsanti vengono configurati pull-down, ciò che ci interessa è rilevare se un bit di tale registro corrispondente al numero di una porta GPIO cui è collegato un pulsante è pari a 1 o meno. Se è pari ad 1 significa che il pulsante è stato premuto, viceversa il pulsante non viene premuto e il ciclo <text:span text:style-name="T12">viene interrotto</text:span>.</text:p>
      <text:p text:style-name="P40"/>
      <text:p text:style-name="P32">Logica del gioco</text:p>
      <text:p text:style-name="P32"/>
      <text:p text:style-name="P41">La logica del gioco consiste nell’avvio del gioco, nell’impedire che il percorso attraversi le pareti del labirinto e nel verificare quando si è raggiunta l’uscita dal labirinto.</text:p>
      <text:p text:style-name="P41"/>
      <text:p text:style-name="P41">L’avvio del gioco avviene tramite una parola che inizializza la variabile che contiene l’indirizzo di scrittura nel punto di inizio del labirinto e disegna l’ambiente di gioco, scrivendo il messaggio “START” nella casella apposita. Il gioco sarà attivo finché non viene premuto il pulsante di stop. Inoltre è presente un pulsante di reset che, se premuto, permette di ripristinare il gioco allo stato di partenza.</text:p>
      <text:p text:style-name="P41"/>
      <text:p text:style-name="P41">L’implementazione del controllo sui muri del labirinto è effettuato controllando ogni volta che si deve scrivere in un indirizzo del monitor se in tale indirizzo è già presente il colore bianco, ovvero quello con cui sono disegnate le pareti del labirinto. Se tale colore non è presente ciò significa che si sta andando in una posizione del labirinto ammessa e quindi viene inserito il colore verde, corrispondente al percorso, in tale indirizzo. Altrimenti la posizione non è ammissibile e quindi non viene scritto il colore verde in quell’indirizzo, ma viene stampato il messaggio “FAIL” nella casella apposita. Quando si continua in una locazione consentita viene invece scritta la stringa “GO” per indicare che si è in una posizione ammessa. </text:p>
      <text:p text:style-name="P41"/>
      <text:p text:style-name="P41">Per verificare l’uscita dal labirinto è necessario controllare l’insieme di indirizzi che corrispondono a tale condizione. Ogni qual volta che si sta scrivendo in un determinato indirizzo, viene effettuato un controllo per verificare se tale indirizzo è uguale a uno degli indirizzi di uscita. Se così non è si continua normalmente il gioco, <text:span text:style-name="T13">altrimenti viene stampato il messaggio “WIN” e il gioco viene </text:span><text:soft-page-break/><text:span text:style-name="T13">bloccato in un ciclo che verifica se il pulsante di reset viene premuto. Dunque una volta raggiunta l’uscita dal labirinto si ritorna allo stato di partenza del gioco.</text:span></text:p>
      <text:p text:style-name="P41"/>
      <text:p text:style-name="P51"><text:toc-mark-start text:id="IMark105553179775816" text:outline-level="1"/>Ottimizzazione del codice<text:toc-mark-end text:id="IMark105553179775816"/></text:p>
      <text:p text:style-name="P51"/>
      <text:p text:style-name="P42">Il codice dopo essere stato scritto è stato ottimizzato, definendo una parola che racchiudesse la stessa routine, utilizzata in più definizioni. Questo ad esempio è il caso della parola “INIT_GAME” che permette di impostare lo stato iniziale del gioco, oppure della routine che permette di verificare se un pulsante, il cui numero della porta GPIO è lasciato sullo stack, è premuto o meno.</text:p>
      <text:p text:style-name="P42"/>
      <text:p text:style-name="P54"><text:toc-mark-start text:id="IMark105553179775896" text:outline-level="1"/><text:span text:style-name="T14">Istruzioni per il gioco</text:span><text:toc-mark-end text:id="IMark105553179775896"/></text:p>
      <text:p text:style-name="P42"><text:span text:style-name="T14"/></text:p>
      <text:p text:style-name="P42"><text:span text:style-name="T15">Caricamento dei file</text:span></text:p>
      <text:p text:style-name="P42"><text:span text:style-name="T15"/></text:p>
      <text:p text:style-name="P42">I file sorgenti devono essere caricati nel seguente ordine:</text:p>
      <text:p text:style-name="P42"/>
      <text:p text:style-name="P42">1. se-ans.f</text:p>
      <text:p text:style-name="P42">2. color.f</text:p>
      <text:p text:style-name="P42">3. input_sel.f</text:p>
      <text:p text:style-name="P42">4. pulldown.f</text:p>
      <text:p text:style-name="P42">5. font.f</text:p>
      <text:p text:style-name="P42">6. init.f</text:p>
      <text:p text:style-name="P42">7. write_char.f</text:p>
      <text:p text:style-name="P42">8. game.f</text:p>
      <text:p text:style-name="P42"/>
      <text:p text:style-name="P44">Nel seguito sono descritte in maniera sintetica le possibilità di gioco implementate, mentre nei codici è possibile capire come è stata gestita ogni funzionalità. Si rimanda a questo per chiarimenti.</text:p>
      <text:p text:style-name="P44"/>
      <text:p text:style-name="P42"><text:span text:style-name="T15">Avvio e chiusura del gioco</text:span></text:p>
      <text:p text:style-name="P42"><text:span text:style-name="T15"/></text:p>
      <text:p text:style-name="P42">Dopo il caricamento dei file il gioco viene automaticamente avviato e resterà in questa condizione finché non verrà premuto il pulsante di stop. Una volta premuto tale pulsante il controllo passa all’interprete, e sarà possibile cominciare una nuova partita digitando il comando “PLAY”.</text:p>
      <text:p text:style-name="P42"/>
      <text:p text:style-name="P34">Partita</text:p>
      <text:p text:style-name="P34"/>
      <text:p text:style-name="P42">Una volta avviata, si può giocare la partita premendo uno dei pulsanti per andare nelle quattro direzioni possibili: RIGHT, LEFT, UP, DOWN. <text:span text:style-name="T16">Durante la partita è possibile premere il pulsante di reset che reimposta lo schermo e le variabili allo stato di partenza del gioco, consentendo dunque di ricominciare il gioco dal punto di partenza. </text:span></text:p>
      <text:p text:style-name="P43"/>
      <text:p text:style-name="P35">Fine della partita</text:p>
      <text:p text:style-name="P43"/>
      <text:p text:style-name="P43">La partita termina o quando si preme il pulsante di reset o di stop, coi funzionamenti descritti sopra, oppure quando si raggiunge la fine del labirinto e in quel caso si può solo premere il pulsante di reset e ricominciare una nuova partita.</text:p>
      <text:p text:style-name="P43"/>
      <text:p text:style-name="P52"/>
      <text:p text:style-name="P57"><text:toc-mark-start text:id="IMark105553180960184" text:outline-level="1"/>Componenti hardware<text:toc-mark-end text:id="IMark105553180960184"/></text:p>
      <text:p text:style-name="P43"/>
      <text:p text:style-name="P44">Per il funzionamento del gioco sono necessarie le seguenti componenti:</text:p>
      <text:p text:style-name="P44"/>
      <text:list xml:id="list1678627044" text:style-name="L4">
        <text:list-item>
          <text:p text:style-name="P45">un RaspberryPi 3B+ con scheda SD e alimentatore</text:p>
        </text:list-item>
        <text:list-item>
          <text:p text:style-name="P45">un monitor con ingresso HDMI</text:p>
        </text:list-item>
        <text:list-item>
          <text:p text:style-name="P45">un cavo HDMI</text:p>
        </text:list-item>
        <text:list-item>
          <text:p text:style-name="P45">6 pulsanti</text:p>
        </text:list-item>
        <text:list-item>
          <text:p text:style-name="P45">6 resistenze</text:p>
        </text:list-item>
        <text:list-item>
          <text:p text:style-name="P45">diversi jumper</text:p>
        </text:list-item>
        <text:list-item>
          <text:p text:style-name="P46">1 breadboard, attraverso cui collegare pulsanti jumper e resistenze al Raspberry</text:p>
        </text:list-item>
      </text:list>
      <text:p text:style-name="P47"/>
      <text:p text:style-name="P53"><text:toc-mark-start text:id="IMark105553179786056" text:outline-level="1"/>Conclusioni<text:toc-mark-end text:id="IMark105553179786056"/></text:p>
      <text:p text:style-name="P48"/>
      <text:p text:style-name="P47">Il progetto è stato realizzato tenendo conto dell’hardware disponibile e delle conoscenze acquisite durante il corso, cercando di metterle in pratica. Potrebbero comunque essere apportati dei miglioramenti successivi per quanto riguarda l’esperienza di gioco, come ad esempio inserire più labirinti con cui poter giocare, oppure inserire un timer che calcoli il tempo impiegato per uscire dal labirinto.</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2-27T14:04:35.459506271</meta:creation-date>
    <dc:date>2020-02-27T16:31:04.132434880</dc:date>
    <meta:editing-duration>PT45M24S</meta:editing-duration>
    <meta:editing-cycles>11</meta:editing-cycles>
    <meta:generator>LibreOffice/6.3.4.2$MacOSX_X86_64 LibreOffice_project/60da17e045e08f1793c57c00ba83cdfce946d0aa</meta:generator>
    <meta:document-statistic meta:table-count="0" meta:image-count="0" meta:object-count="0" meta:page-count="7" meta:paragraph-count="87" meta:word-count="1977" meta:character-count="12505" meta:non-whitespace-character-count="10620"/>
  </office:meta>
</office:document-meta>
</file>